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d0ed" officeooo:paragraph-rsid="0007d0ed"/>
    </style:style>
    <style:style style:name="P2" style:family="paragraph" style:parent-style-name="Standard">
      <style:paragraph-properties fo:text-align="center" style:justify-single-word="false"/>
      <style:text-properties officeooo:rsid="0007d0ed" officeooo:paragraph-rsid="0007d0ed"/>
    </style:style>
    <style:style style:name="P3" style:family="paragraph" style:parent-style-name="Standard">
      <style:paragraph-properties fo:text-align="justify" style:justify-single-word="false"/>
      <style:text-properties officeooo:rsid="0007d0ed" officeooo:paragraph-rsid="0007d0ed"/>
    </style:style>
    <style:style style:name="P4" style:family="paragraph" style:parent-style-name="Standard">
      <style:paragraph-properties fo:text-align="justify" style:justify-single-word="false"/>
      <style:text-properties officeooo:rsid="0007d0ed" officeooo:paragraph-rsid="0008e2e6"/>
    </style:style>
    <style:style style:name="T1" style:family="text">
      <style:text-properties officeooo:rsid="0008e2e6"/>
    </style:style>
    <style:style style:name="T2" style:family="text">
      <style:text-properties officeooo:rsid="000a00d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bout TwisterOS</text:p>
      <text:p text:style-name="P1"/>
      <text:p text:style-name="P3"><text:tab/>TwisterOS is the succesor of Raspbian95, RaspbianXP, Raspbian X, Raspbian X Nighthawk and iRaspbian (being the two last ones made by Grayduck). It was just a personal project done by me, Salvador, at the beginning with Raspbian95/XP <text:s/>and targeted the idea than Raspbian Pixel wasnt enough for me. In terms of productivity XFCE was much better as desktop and adding some emulators would make both worlds (gaming and desktop) merged on one build. None of theme are OS by themselves, they are just modded official RPI OS, and we use TwisterOS name just to refer to that OS, we are not an autonomus OS, we rely on the fundation OS. </text:p>
      <text:p text:style-name="P4"><text:tab/>The second and maybe most important part weren’t the themes themselves (than Grayduck, a friend I made across this procces and now the coopropietary of Pi Labs Youtube channel, demonstrat<text:span text:style-name="T1">ing</text:span> all his assets doing that parrt much better than I), <text:span text:style-name="T1">it was BOX86. BOX86 is an emulator developed by Ptitseb than vanish the borders between ARM Linux and x86 Linux, being able to automatically execute (with some kind of succes) x86 Linux binaries (and Wine x86) without anu complex procces like we suffer on other slow and painful implementations, like Exagear (not open source and abandoned) or QEMU with chroots or VMs. </text:span></text:p>
      <text:p text:style-name="P4"><text:span text:style-name="T1"><text:tab/>The another software than can run x86 software on RPI4 it’s a non linux closed source Operative System, Windows on ARM. </text:span><text:s/><text:span text:style-name="T1">While it have a great and sharply fast dynarec, it does everything on software, and from my perspective, that’s not a good approach (like it wasn’t <text:s/>on Exagear). There is another thing, even with Microsoft getting involved and making a driver for it, it would be just for RPI4. BOX86 and Linux can run anywhere (especially with open source MESA drivers), it’s not constrained to RPI4. It can run on the Odrid N2,C4, any RK3399 sbc...and many others too! </text:span></text:p>
      <text:p text:style-name="P4"><text:tab/><text:span text:style-name="T1">The all idea of being able to execute x86 software with a fast dynarec plus GPU acceleration <text:s/>opens the future of cheap ARM Linux handhelds or laptops than would be able to run X86 Linux and Windows software (with BOX86 + Wine x86). </text:span></text:p>
      <text:p text:style-name="P4"><text:tab/><text:span text:style-name="T1">I would like to thanks Ptitseb to kept developing BOX86, all the MESA drivers to kept working on GPU’s that are really constrained on capabilities and given them another features than wasn’t meant for them (especially on Panfrost), Grayduck, the artist behind TwisterOS, Phoenixbyrd to the support on the Discord and this official site. </text:span></text:p>
      <text:p text:style-name="P4"><text:tab/><text:tab/><text:tab/><text:tab/><text:tab/><text:tab/><text:tab/><text:tab/><text:tab/><text:tab/></text:p>
      <text:p text:style-name="P4"><text:tab/><text:tab/><text:tab/><text:tab/><text:tab/><text:tab/><text:tab/><text:tab/><text:tab/><text:span text:style-name="T2">Salvad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 </meta:initial-creator>
    <meta:creation-date>2020-08-11T19:51:42.022060103</meta:creation-date>
    <dc:date>2020-08-11T20:16:18.269772194</dc:date>
    <dc:creator>pi </dc:creator>
    <meta:editing-duration>PT13M17S</meta:editing-duration>
    <meta:editing-cycles>2</meta:editing-cycles>
    <meta:generator>LibreOffice/6.1.5.2$Linux_ARM_EABI LibreOffice_project/10$Build-2</meta:generator>
    <meta:document-statistic meta:table-count="0" meta:image-count="0" meta:object-count="0" meta:page-count="1" meta:paragraph-count="8" meta:word-count="412" meta:character-count="2435" meta:non-whitespace-character-count="1997"/>
  </office:meta>
</office:document-meta>
</file>